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51pt" svg:x="12.73pt" svg:y="2.98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9069" calcext:value-type="float">
            <text:p>179069</text:p>
          </table:table-cell>
          <table:table-cell table:style-name="ce1" table:formula="of:=SUM([.H3:.H70])" office:value-type="float" office:value="11157" calcext:value-type="float">
            <text:p>11157</text:p>
          </table:table-cell>
          <table:table-cell table:style-name="ce6" table:formula="of:=([.H72]/[.G72])" office:value-type="percentage" office:value="0.0623055916992891" calcext:value-type="percentage">
            <text:p>6.23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7:59:03.972114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4-21T07:59:27.275762143</dc:date>
    <meta:editing-duration>P2DT16H56M52S</meta:editing-duration>
    <meta:editing-cycles>133</meta:editing-cycles>
    <meta:generator>LibreOffice/6.0.7.3$Linux_X86_64 LibreOffice_project/00m0$Build-3</meta:generator>
    <meta:document-statistic meta:table-count="2" meta:cell-count="143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